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23cm"/>
    </style:style>
    <style:style style:name="co3" style:family="table-column">
      <style:table-column-properties fo:break-before="auto" style:column-width="6.41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ФИО</text:p>
          </table:table-cell>
          <table:table-cell table:style-name="ce1" office:value-type="string" calcext:value-type="string">
            <text:p>за январь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Бугаков Артем Андреевич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ереда Паша Сергеевич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ереда Дима Андреевич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лдохин Вова Михайлович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Хорошильцев Артем Романович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Суммарно неявок за месяц</text:p>
          </table:table-cell>
          <table:covered-table-cell/>
          <table:table-cell table:formula="of:=SUM([.C2:.C6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Среднее количество неявок за месяц</text:p>
          </table:table-cell>
          <table:covered-table-cell/>
          <table:table-cell table:formula="of:=AVERAGE([.C2:.C6])" office:value-type="float" office:value="20.4" calcext:value-type="float">
            <text:p>20,4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Лист2" table:style-name="ta2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ФИО</text:p>
          </table:table-cell>
          <table:table-cell table:style-name="ce1" office:value-type="string" calcext:value-type="string">
            <text:p>за феврал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Бугаков Артем Андреевич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ереда Паша Сергеевич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ереда Дима Андреевич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лдохин Вова Михайлович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Хорошильцев Артем Романович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Суммарно неявок за месяц</text:p>
          </table:table-cell>
          <table:covered-table-cell/>
          <table:table-cell table:formula="of:=SUM([.C2:.C6]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Среднее количество неявок за месяц</text:p>
          </table:table-cell>
          <table:covered-table-cell/>
          <table:table-cell table:formula="of:=AVERAGE([.C2:.C6])" office:value-type="float" office:value="15.8" calcext:value-type="float">
            <text:p>15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.00.0000</text:date>, <text:time style:data-style-name="N2" text:time-value="17:11:26.81410328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3-03-06T17:11:23.262914607</meta:creation-date>
    <dc:title>Таблица</dc:title>
    <meta:generator>LibreOffice/6.4.7.2$Linux_X86_64 LibreOffice_project/40$Build-2</meta:generator>
    <meta:editing-duration>PT5M16S</meta:editing-duration>
    <meta:editing-cycles>2</meta:editing-cycles>
    <dc:date>2023-03-06T17:27:13.831579249</dc:date>
    <meta:document-statistic meta:table-count="2" meta:cell-count="44" meta:object-count="0"/>
    <meta:template xlink:type="simple" xlink:actuate="onRequest" xlink:title="Таблица" xlink:href="../../../../usr/lib/libreoffice/share/template/common/ШАБЛОН_ЭЛЕКТРОННОЙ_ТАБЛИЦЫ_2019-07-22.ots" meta:date="2023-03-06T17:11:23.339090074"/>
  </office:meta>
</office:document-meta>
</file>